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551cm" style:rel-column-width="5415*"/>
    </style:style>
    <style:style style:name="Table1.B" style:family="table-column">
      <style:table-column-properties style:column-width="9.419cm" style:rel-column-width="5340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list-style-name="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Text_20_body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07T15:25:19.25</dc:date>
    <meta:editing-duration>PT2H21M53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2" meta:paragraph-count="49" meta:word-count="52" meta:character-count="1305"/>
  </office:meta>
</office:document-meta>
</file>